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ext-properties style:font-name="Sylfaen" fo:font-weight="bold" style:font-weight-asian="bold" style:font-weight-complex="bold"/>
    </style:style>
    <style:style style:name="ce3" style:family="table-cell" style:parent-style-name="Default">
      <style:text-properties style:font-name="Sylfaen"/>
    </style:style>
    <style:style style:name="ce4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Sylfaen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5" table:number-columns-repeated="4" table:default-cell-style-name="ce3"/>
        <table:table-column table:style-name="co5" table:default-cell-style-name="ce6"/>
        <table:table-column table:style-name="co4" table:default-cell-style-name="ce6"/>
        <table:table-column table:style-name="co3" table:number-columns-repeated="8" table:default-cell-style-name="ce3"/>
        <table:table-column table:style-name="co4" table:default-cell-style-name="ce3"/>
        <table:table-column table:style-name="co6" table:default-cell-style-name="ce3"/>
        <table:table-column table:style-name="co7" table:number-columns-repeated="6" table:default-cell-style-name="ce3"/>
        <table:table-column table:style-name="co8" table:number-columns-repeated="994" table:default-cell-style-name="ce3"/>
        <table:table-row table:style-name="ro1">
          <table:table-cell table:style-name="ce1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Level</text:p>
          </table:table-cell>
          <table:table-cell table:style-name="ce1"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Pole</text:p>
          </table:table-cell>
          <table:table-cell table:style-name="ce1" office:value-type="string" calcext:value-type="string">
            <text:p>Bow</text:p>
          </table:table-cell>
          <table:table-cell table:style-name="ce1" office:value-type="string" calcext:value-type="string">
            <text:p>Xbow</text:p>
          </table:table-cell>
          <table:table-cell table:style-name="ce1" office:value-type="string" calcext:value-type="string">
            <text:p>Throw</text:p>
          </table:table-cell>
          <table:table-cell table:style-name="ce1"/>
          <table:table-cell table:style-name="ce1" office:value-type="string" calcext:value-type="string">
            <text:p>Ironflesh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Athl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HA</text:p>
          </table:table-cell>
          <table:table-cell table:style-name="ce1"/>
          <table:table-cell table:style-name="ce1" office:value-type="string" calcext:value-type="string">
            <text:p>Health</text:p>
          </table:table-cell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2" table:number-columns-repeated="4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5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 Infantr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]+[.O14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evy Spearm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]+[.C17]+[.D17]+[.E17]-23" office:value-type="float" office:value="10" calcext:value-type="float">
            <text:p>1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8]+[.C18]+[.D18]+[.E1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8]+[.O18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 Pikem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9]+[.C19]+[.D19]+[.E19]-2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]+[.O19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]+[.C22]+[.D22]+[.E22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]+[.C23]+[.D23]+[.E2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]+[.O23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4]+[.O24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]+[.O26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]+[.O28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9]+[.C29]+[.D29]+[.E29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vy Caval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]+[.C32]+[.D32]+[.E32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]+[.O32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3]+[.C33]+[.D33]+[.E3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]+[.O33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fant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6]+[.C36]+[.D36]+[.E3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]+[.O36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7]+[.C37]+[.D37]+[.E37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]+[.O37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38]+[.C38]+[.D38]+[.E38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8]+[.O38]*2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9]+[.C39]+[.D39]+[.E39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9]+[.O39]*2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0]+[.O4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1]+[.C41]+[.D41]+[.E41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1]+[.O4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3]+[.C43]+[.D43]+[.E4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4]+[.C44]+[.D44]+[.E4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5]+[.O45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6]+[.C46]+[.D46]+[.E46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7]+[.C47]+[.D47]+[.E47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8]+[.C48]+[.D48]+[.E4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9]+[.C49]+[.D49]+[.E49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50]+[.C50]+[.D50]+[.E50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1]+[.C51]+[.D51]+[.E51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2]+[.C52]+[.D52]+[.E52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2]+[.O52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3]+[.C53]+[.D53]+[.E53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3]+[.O53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4]+[.C54]+[.D54]+[.E54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4]+[.O54]*2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5]+[.C55]+[.D55]+[.E55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6]+[.C56]+[.D56]+[.E5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6]+[.O56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7]+[.C57]+[.D57]+[.E57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8]+[.C58]+[.D58]+[.E58]-23" office:value-type="float" office:value="25" calcext:value-type="float">
            <text:p>2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8]+[.O58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0]+[.C60]+[.D60]+[.E6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0]+[.O60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61]+[.C61]+[.D61]+[.E61]-23" office:value-type="float" office:value="32" calcext:value-type="float">
            <text:p>3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1]+[.O61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Foot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3]+[.O63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4]+[.C64]+[.D64]+[.E64]-23"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64]+[.O64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kirmis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7]+[.C67]+[.D67]+[.E67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7]+[.O6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8]+[.C68]+[.D68]+[.E6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8]+[.O6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9]+[.C69]+[.D69]+[.E69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0]+[.C70]+[.D70]+[.E70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1]+[.C71]+[.D71]+[.E7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2]+[.O72]*2" office:value-type="float" office:value="56" calcext:value-type="float">
            <text:p>56</text:p>
          </table:table-cell>
          <table:table-cell table:number-columns-repeated="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3]+[.C73]+[.D73]+[.E7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5]+[.C75]+[.D75]+[.E7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5]+[.O75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6]+[.C76]+[.D76]+[.E7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77]+[.C77]+[.D77]+[.E77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8]+[.C78]+[.D78]+[.E78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79]+[.C79]+[.D79]+[.E79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1]+[.O81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pearman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6]+[.O86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7]+[.O87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89]+[.C89]+[.D89]+[.E89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9]+[.O8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0]+[.O90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+[.C91]+[.D91]+[.E9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1]+[.O91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2]+[.C92]+[.D92]+[.E9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3]+[.O93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5]+[.O95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96]+[.C96]+[.D96]+[.E96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ikeman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0]+[.C100]+[.D100]+[.E10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02]+[.C102]+[.D102]+[.E10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2]+[.O102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3]+[.C103]+[.D103]+[.E10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3]+[.O103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rc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7]+[.O107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8]+[.O108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9]+[.O109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1]+[.O111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2]+[.C112]+[.D112]+[.E11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3]+[.O113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14]+[.C114]+[.D114]+[.E114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4]+[.O114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5]+[.C115]+[.D115]+[.E115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6]+[.O116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7]+[.C117]+[.D117]+[.E11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7]+[.O117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8]+[.O118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19]+[.C119]+[.D119]+[.E11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0]+[.C120]+[.D120]+[.E12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1]+[.C121]+[.D121]+[.E12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2]+[.C122]+[.D122]+[.E12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3]+[.C123]+[.D123]+[.E12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3]+[.O123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4]+[.C124]+[.D124]+[.E12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27]+[.C127]+[.D127]+[.E12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7]+[.O127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28]+[.C128]+[.D128]+[.E12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9]+[.C129]+[.D129]+[.E12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0]+[.C130]+[.D130]+[.E13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1]+[.C131]+[.D131]+[.E131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rossbowman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4]+[.C134]+[.D134]+[.E13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5]+[.C135]+[.D135]+[.E135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5]+[.O135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6]+[.C136]+[.D136]+[.E13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36]+[.O136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7]+[.O137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0]+[.C140]+[.D140]+[.E14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1]+[.C141]+[.D141]+[.E1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2]+[.O142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43]+[.C143]+[.D143]+[.E143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3]+[.O14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val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6]+[.C146]+[.D146]+[.E14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6]+[.O146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7]+[.O147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8]+[.O148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49]+[.C149]+[.D149]+[.E14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50]+[.C150]+[.D150]+[.E150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51]+[.C151]+[.D151]+[.E151]-23" office:value-type="float" office:value="16" calcext:value-type="float">
            <text:p>16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2]+[.C152]+[.D152]+[.E152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2]+[.O152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53]+[.C153]+[.D153]+[.E15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4]+[.O154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55]+[.C155]+[.D155]+[.E15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56]+[.O156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7]+[.O15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8]+[.C158]+[.D158]+[.E158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8]+[.O158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9]+[.C159]+[.D159]+[.E159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9]+[.O159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0]+[.C160]+[.D160]+[.E160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0]+[.O160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61]+[.C161]+[.D161]+[.E161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1]+[.O161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2]+[.C162]+[.D162]+[.E162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2]+[.O162]*2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3]+[.C163]+[.D163]+[.E1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4]+[.C164]+[.D164]+[.E16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4]+[.O164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5]+[.C165]+[.D165]+[.E165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5]+[.O165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66]+[.O166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67]+[.C167]+[.D167]+[.E16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67]+[.O167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8]+[.C168]+[.D168]+[.E168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8]+[.O168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9]+[.C169]+[.D169]+[.E16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9]+[.O169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0]+[.C170]+[.D170]+[.E170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0]+[.O170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1]+[.O171]*2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72]+[.C172]+[.D172]+[.E172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Rider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73]+[.C173]+[.D173]+[.E173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3]+[.O173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4]+[.C174]+[.D174]+[.E174]-23" office:value-type="float" office:value="26" calcext:value-type="float">
            <text:p>2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4]+[.O174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75]+[.C175]+[.D175]+[.E175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5]+[.O175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76]+[.C176]+[.D176]+[.E17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6]+[.O176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7]+[.C177]+[.D177]+[.E177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8]+[.C178]+[.D178]+[.E178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8]+[.O178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nc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1]+[.C181]+[.D181]+[.E18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1]+[.O18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82]+[.C182]+[.D182]+[.E182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3]+[.C183]+[.D183]+[.E183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3]+[.O183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4]+[.C184]+[.D184]+[.E184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4]+[.O184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85]+[.C185]+[.D185]+[.E18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5]+[.O185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6]+[.O186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7]+[.O187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88]+[.C188]+[.D188]+[.E188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8]+[.O188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89]+[.C189]+[.D189]+[.E189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0]+[.C190]+[.D190]+[.E190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0]+[.O19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1]+[.C191]+[.D191]+[.E191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2]+[.C192]+[.D192]+[.E19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2]+[.O192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3]+[.C193]+[.D193]+[.E193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94]+[.C194]+[.D194]+[.E194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95]+[.C195]+[.D195]+[.E19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5]+[.O195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6]+[.C196]+[.D196]+[.E19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unted Skirmis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9]+[.C199]+[.D199]+[.E19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9]+[.O199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0]+[.O20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1]+[.O201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2]+[.C202]+[.D202]+[.E202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2]+[.O20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03]+[.O203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4]+[.C204]+[.D204]+[.E204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4]+[.O204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5]+[.C205]+[.D205]+[.E205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5]+[.O205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06]+[.C206]+[.D206]+[.E206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6]+[.O206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7]+[.C207]+[.D207]+[.E20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7]+[.O20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08]+[.C208]+[.D208]+[.E208]-23"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08]+[.O208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rse Arc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11]+[.C211]+[.D211]+[.E21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1]+[.O211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2]+[.O212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3]+[.O21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4]+[.O21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15]+[.C215]+[.D215]+[.E215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5]+[.O215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16]+[.C216]+[.D216]+[.E216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16]+[.O216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7]+[.C217]+[.D217]+[.E21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7]+[.O21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8]+[.C218]+[.D218]+[.E21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8]+[.O218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9]+[.C219]+[.D219]+[.E21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9]+[.O21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0]+[.C220]+[.D220]+[.E22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0]+[.O22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21]+[.C221]+[.D221]+[.E221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21]+[.O221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2]+[.C222]+[.D222]+[.E22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2]+[.O222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23]+[.C223]+[.D223]+[.E223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23]+[.O223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4]+[.O224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5]+[.C225]+[.D225]+[.E22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5]+[.O22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6]+[.C226]+[.D226]+[.E22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6]+[.O22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27]+[.C227]+[.D227]+[.E22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7]+[.O227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8]+[.O228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29]+[.C229]+[.D229]+[.E229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9]+[.O229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30]+[.C230]+[.D230]+[.E230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0]+[.O23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31]+[.C231]+[.D231]+[.E231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1]+[.O231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Noble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2]+[.C232]+[.D232]+[.E23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2]+[.O232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33]+[.C233]+[.D233]+[.E233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3]+[.O23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Shock Infant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36]+[.C236]+[.D236]+[.E23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6]+[.O236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7]+[.O237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8]+[.O238]*2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9]+[.C239]+[.D239]+[.E23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9]+[.O239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40]+[.C240]+[.D240]+[.E24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0]+[.O240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41]+[.C241]+[.D241]+[.E2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1]+[.O241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2]+[.O242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43]+[.C243]+[.D243]+[.E24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3]+[.O243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44]+[.C244]+[.D244]+[.E24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4]+[.O244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45]+[.C245]+[.D245]+[.E24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5]+[.O245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46]+[.C246]+[.D246]+[.E24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6]+[.O24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47]+[.C247]+[.D247]+[.E247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7]+[.O247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8]+[.C248]+[.D248]+[.E24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8]+[.O248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panions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1]+[.C251]+[.D251]+[.E251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1]+[.O251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2]+[.C252]+[.D252]+[.E25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2]+[.O252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53]+[.C253]+[.D253]+[.E253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3]+[.O253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4]+[.C254]+[.D254]+[.E254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4]+[.O254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55]+[.C255]+[.D255]+[.E255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5]+[.O255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56]+[.C256]+[.D256]+[.E256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6]+[.O256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7]+[.O25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58]+[.C258]+[.D258]+[.E258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8]+[.O25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59]+[.C259]+[.D259]+[.E259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9]+[.O259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0]+[.O260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61]+[.C261]+[.D261]+[.E261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61]+[.O261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62]+[.C262]+[.D262]+[.E262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62]+[.O262]*2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63]+[.C263]+[.D263]+[.E263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3]+[.O263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64]+[.C264]+[.D264]+[.E26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4]+[.O264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65]+[.C265]+[.D265]+[.E265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65]+[.O265]*2" office:value-type="float" office:value="79" calcext:value-type="float">
            <text:p>79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andits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69]+[.C269]+[.D269]+[.E269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9]+[.O269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70]+[.C270]+[.D270]+[.E270]-23" office:value-type="float" office:value="14" calcext:value-type="float">
            <text:p>1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0]+[.O270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71]+[.C271]+[.D271]+[.E271]-23" office:value-type="float" office:value="20" calcext:value-type="float">
            <text:p>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71]+[.O271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72]+[.C272]+[.D272]+[.E272]-23" office:value-type="float" office:value="15" calcext:value-type="float">
            <text:p>1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2]+[.O272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73]+[.C273]+[.D273]+[.E273]-23"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3]+[.O273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4]+[.C274]+[.D274]+[.E274]-23" office:value-type="float" office:value="28" calcext:value-type="float">
            <text:p>2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4]+[.O27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5]+[.C275]+[.D275]+[.E275]-23"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5]+[.O275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76]+[.C276]+[.D276]+[.E276]-23" office:value-type="float" office:value="12" calcext:value-type="float">
            <text:p>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6]+[.O276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7]+[.C277]+[.D277]+[.E277]-23" office:value-type="float" office:value="12" calcext:value-type="float">
            <text:p>12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7]+[.O27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8]+[.O278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79]+[.C279]+[.D279]+[.E279]-23" office:value-type="float" office:value="19" calcext:value-type="float">
            <text:p>1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9]+[.O279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31" calcext:value-type="float">
            <text:p>3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0]+[.O280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1]+[.C281]+[.D281]+[.E281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35+[.B281]+[.O28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82]+[.C282]+[.D282]+[.E282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82]+[.O282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3]+[.C283]+[.D283]+[.E283]-23" office:value-type="float" office:value="15" calcext:value-type="float">
            <text:p>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83]+[.O283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4]+[.C284]+[.D284]+[.E284]-23"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84]+[.O28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2" calcext:value-type="float">
            <text:p>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85]+[.O285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86]+[.C286]+[.D286]+[.E286]-23" office:value-type="float" office:value="31" calcext:value-type="float">
            <text:p>3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86]+[.O286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87]+[.C287]+[.D287]+[.E287]-23" office:value-type="float" office:value="18" calcext:value-type="float">
            <text:p>1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87]+[.O287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8]+[.C288]+[.D288]+[.E288]-23" office:value-type="float" office:value="16" calcext:value-type="float">
            <text:p>1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88]+[.O288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89]+[.C289]+[.D289]+[.E289]-23" office:value-type="float" office:value="27" calcext:value-type="float">
            <text:p>2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35+[.B289]+[.O289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0]+[.C290]+[.D290]+[.E290]-23" office:value-type="float" office:value="23" calcext:value-type="float">
            <text:p>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0]+[.O29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91]+[.C291]+[.D291]+[.E291]-23" office:value-type="float" office:value="24" calcext:value-type="float">
            <text:p>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91]+[.O291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92]+[.C292]+[.D292]+[.E292]-23" office:value-type="float" office:value="36" calcext:value-type="float">
            <text:p>3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92]+[.O292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3]+[.C293]+[.D293]+[.E293]-23" office:value-type="float" office:value="9" calcext:value-type="float">
            <text:p>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3]+[.O29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4]+[.C294]+[.D294]+[.E294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294]+[.O294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5]+[.C295]+[.D295]+[.E295]-23" office:value-type="float" office:value="17" calcext:value-type="float">
            <text:p>1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295]+[.O29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6]+[.C296]+[.D296]+[.E296]-23" office:value-type="float" office:value="13" calcext:value-type="float">
            <text:p>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96]+[.O296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7]+[.C297]+[.D297]+[.E297]-23" office:value-type="float" office:value="11" calcext:value-type="float">
            <text:p>1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7]+[.O29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98]+[.C298]+[.D298]+[.E298]-23" office:value-type="float" office:value="29" calcext:value-type="float">
            <text:p>29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98]+[.O29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9]+[.C299]+[.D299]+[.E299]-23" office:value-type="float" office:value="10" calcext:value-type="float">
            <text:p>1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9]+[.O29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0]+[.C300]+[.D300]+[.E300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300]+[.O300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01]+[.C301]+[.D301]+[.E301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1]+[.O30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02]+[.C302]+[.D302]+[.E302]-23" office:value-type="float" office:value="20" calcext:value-type="float">
            <text:p>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302]+[.O302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3]+[.C303]+[.D303]+[.E303]-23" office:value-type="float" office:value="21" calcext:value-type="float">
            <text:p>2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3]+[.O30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04]+[.C304]+[.D304]+[.E304]-23" office:value-type="float" office:value="34" calcext:value-type="float">
            <text:p>3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4]+[.O304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5]+[.C305]+[.D305]+[.E305]-23"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05]+[.O30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06]+[.C306]+[.D306]+[.E306]-23" office:value-type="float" office:value="17" calcext:value-type="float">
            <text:p>1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06]+[.O306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7]+[.C307]+[.D307]+[.E307]-23" office:value-type="float" office:value="15" calcext:value-type="float">
            <text:p>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307]+[.O30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08]+[.C308]+[.D308]+[.E308]-23" office:value-type="float" office:value="22" calcext:value-type="float">
            <text:p>2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08]+[.O30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9]+[.C309]+[.D309]+[.E309]-23" office:value-type="float" office:value="16" calcext:value-type="float">
            <text:p>1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09]+[.O30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0]+[.C310]+[.D310]+[.E310]-23" office:value-type="float" office:value="32" calcext:value-type="float">
            <text:p>3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10]+[.O310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0000-00-00T23:45:18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5-07-07T00:24:01.935000000</dc:date>
    <meta:editing-duration>PT11H42M46S</meta:editing-duration>
    <meta:editing-cycles>220</meta:editing-cycles>
    <meta:generator>LibreOffice/4.1.5.3$Windows_x86 LibreOffice_project/1c1366bba2ba2b554cd2ca4d87c06da81c05d24</meta:generator>
    <meta:document-statistic meta:table-count="1" meta:cell-count="4759" meta:object-count="0"/>
  </office:meta>
</office:document-meta>
</file>